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PT4 Fluency</text:p>
          </table:table-cell>
          <table:table-cell office:value-type="string" calcext:value-type="string">
            <text:p>GPT4 Adequacy</text:p>
          </table:table-cell>
          <table:table-cell office:value-type="string" calcext:value-type="string">
            <text:p>Mean BLEU Unigram Score</text:p>
          </table:table-cell>
          <table:table-cell office:value-type="string" calcext:value-type="string">
            <text:p>Mean ROUGE-1</text:p>
          </table:table-cell>
          <table:table-cell office:value-type="string" calcext:value-type="string">
            <text:p>Mean ROUGE-2</text:p>
          </table:table-cell>
          <table:table-cell office:value-type="string" calcext:value-type="string">
            <text:p>Mean ROUGE-l</text:p>
          </table:table-cell>
          <table:table-cell office:value-type="string" calcext:value-type="string">
            <text:p>Mean Meteor Score</text:p>
          </table:table-cell>
          <table:table-cell office:value-type="string" calcext:value-type="string">
            <text:p>Mean BERTScore</text:p>
          </table:table-cell>
        </table:table-row>
        <table:table-row table:style-name="ro1">
          <table:table-cell office:value-type="string" calcext:value-type="string">
            <text:p>Llama-3-8B-NO_STAGE2-subject-1.</text:p>
          </table:table-cell>
          <table:table-cell office:value-type="float" office:value="4.66871165644172" calcext:value-type="float">
            <text:p>4.66871165644172</text:p>
          </table:table-cell>
          <table:table-cell office:value-type="float" office:value="1.13496932515337" calcext:value-type="float">
            <text:p>1.134969325153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4" calcext:value-type="float">
            <text:p>0.084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Llama-3-8B-NO_STAGE2-subject-2.</text:p>
          </table:table-cell>
          <table:table-cell office:value-type="float" office:value="4.77914110429448" calcext:value-type="float">
            <text:p>4.77914110429448</text:p>
          </table:table-cell>
          <table:table-cell office:value-type="float" office:value="1.13496932515337" calcext:value-type="float">
            <text:p>1.1349693251533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Llama-3-8B-NO_STAGE2-subject-3.</text:p>
          </table:table-cell>
          <table:table-cell office:value-type="float" office:value="4.69512195121951" calcext:value-type="float">
            <text:p>4.69512195121951</text:p>
          </table:table-cell>
          <table:table-cell office:value-type="float" office:value="1.21341463414634" calcext:value-type="float">
            <text:p>1.2134146341463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" calcext:value-type="float">
            <text:p>0.13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Llama-3-8B-NO_STAGE2-subject-4.</text:p>
          </table:table-cell>
          <table:table-cell office:value-type="float" office:value="4.68292682926829" calcext:value-type="float">
            <text:p>4.68292682926829</text:p>
          </table:table-cell>
          <table:table-cell office:value-type="float" office:value="1.15243902439024" calcext:value-type="float">
            <text:p>1.152439024390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88" calcext:value-type="float">
            <text:p>0.088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Llama-3-8B-NO_STAGE2-subject-5.</text:p>
          </table:table-cell>
          <table:table-cell office:value-type="float" office:value="4.61728395061728" calcext:value-type="float">
            <text:p>4.61728395061728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1" calcext:value-type="float">
            <text:p>0.111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string" calcext:value-type="string">
            <text:p>Llama-3-8B-NO_STAGE2-subject-6.</text:p>
          </table:table-cell>
          <table:table-cell office:value-type="float" office:value="4.6832298136646" calcext:value-type="float">
            <text:p>4.6832298136646</text:p>
          </table:table-cell>
          <table:table-cell office:value-type="float" office:value="1.11180124223602" calcext:value-type="float">
            <text:p>1.1118012422360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" calcext:value-type="float">
            <text:p>0.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9" calcext:value-type="float">
            <text:p>0.099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string" calcext:value-type="string">
            <text:p>Llama-3-8B-subject-1.</text:p>
          </table:table-cell>
          <table:table-cell office:value-type="float" office:value="4.77300613496933" calcext:value-type="float">
            <text:p>4.77300613496933</text:p>
          </table:table-cell>
          <table:table-cell office:value-type="float" office:value="1.22085889570552" calcext:value-type="float">
            <text:p>1.2208588957055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5" calcext:value-type="float">
            <text:p>0.20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Llama-3-8B-subject-2.</text:p>
          </table:table-cell>
          <table:table-cell office:value-type="float" office:value="4.75460122699387" calcext:value-type="float">
            <text:p>4.75460122699387</text:p>
          </table:table-cell>
          <table:table-cell office:value-type="float" office:value="1.34969325153374" calcext:value-type="float">
            <text:p>1.34969325153374</text:p>
          </table:table-cell>
          <table:table-cell office:value-type="float" office:value="0.215" calcext:value-type="float">
            <text:p>0.215</text:p>
          </table:table-cell>
          <table:table-cell office:value-type="float" office:value="0.247" calcext:value-type="float">
            <text:p>0.2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3" calcext:value-type="float">
            <text:p>0.233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Llama-3-8B-subject-3.</text:p>
          </table:table-cell>
          <table:table-cell office:value-type="float" office:value="4.79268292682927" calcext:value-type="float">
            <text:p>4.79268292682927</text:p>
          </table:table-cell>
          <table:table-cell office:value-type="float" office:value="1.18292682926829" calcext:value-type="float">
            <text:p>1.1829268292682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8" calcext:value-type="float">
            <text:p>0.228</text:p>
          </table:table-cell>
          <table:table-cell office:value-type="float" office:value="0.045" calcext:value-type="float">
            <text:p>0.045</text:p>
          </table:table-cell>
          <table:table-cell office:value-type="float" office:value="0.199" calcext:value-type="float">
            <text:p>0.199</text:p>
          </table:table-cell>
          <table:table-cell office:value-type="float" office:value="0.214" calcext:value-type="float">
            <text:p>0.214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Llama-3-8B-subject-4.</text:p>
          </table:table-cell>
          <table:table-cell office:value-type="float" office:value="4.86585365853659" calcext:value-type="float">
            <text:p>4.86585365853659</text:p>
          </table:table-cell>
          <table:table-cell office:value-type="float" office:value="1.3109756097561" calcext:value-type="float">
            <text:p>1.310975609756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1" calcext:value-type="float">
            <text:p>0.241</text:p>
          </table:table-cell>
          <table:table-cell office:value-type="float" office:value="0.053" calcext:value-type="float">
            <text:p>0.053</text:p>
          </table:table-cell>
          <table:table-cell office:value-type="float" office:value="0.21" calcext:value-type="float">
            <text:p>0.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Llama-3-8B-subject-5.</text:p>
          </table:table-cell>
          <table:table-cell office:value-type="float" office:value="4.78395061728395" calcext:value-type="float">
            <text:p>4.78395061728395</text:p>
          </table:table-cell>
          <table:table-cell office:value-type="float" office:value="1.34567901234568" calcext:value-type="float">
            <text:p>1.3456790123456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4" calcext:value-type="float">
            <text:p>0.214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string" calcext:value-type="string">
            <text:p>Llama-3-8B-subject-6.</text:p>
          </table:table-cell>
          <table:table-cell office:value-type="float" office:value="4.83850931677019" calcext:value-type="float">
            <text:p>4.83850931677019</text:p>
          </table:table-cell>
          <table:table-cell office:value-type="float" office:value="1.26708074534161" calcext:value-type="float">
            <text:p>1.2670807453416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6" calcext:value-type="float">
            <text:p>0.236</text:p>
          </table:table-cell>
          <table:table-cell office:value-type="float" office:value="0.046" calcext:value-type="float">
            <text:p>0.04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3" calcext:value-type="float">
            <text:p>0.203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Mistral-7B-v0.3_NO_STAGE2-subject-1.</text:p>
          </table:table-cell>
          <table:table-cell office:value-type="float" office:value="4.87116564417178" calcext:value-type="float">
            <text:p>4.87116564417178</text:p>
          </table:table-cell>
          <table:table-cell office:value-type="float" office:value="1.61963190184049" calcext:value-type="float">
            <text:p>1.61963190184049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2" calcext:value-type="float">
            <text:p>0.192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float" office:value="0.242" calcext:value-type="float">
            <text:p>0.242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Mistral-7B-v0.3_NO_STAGE2-subject-2.</text:p>
          </table:table-cell>
          <table:table-cell office:value-type="float" office:value="4.85276073619632" calcext:value-type="float">
            <text:p>4.85276073619632</text:p>
          </table:table-cell>
          <table:table-cell office:value-type="float" office:value="1.6319018404908" calcext:value-type="float">
            <text:p>1.6319018404908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" calcext:value-type="float">
            <text:p>0.23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Mistral-7B-v0.3_NO_STAGE2-subject-3.</text:p>
          </table:table-cell>
          <table:table-cell office:value-type="float" office:value="4.85365853658537" calcext:value-type="float">
            <text:p>4.85365853658537</text:p>
          </table:table-cell>
          <table:table-cell office:value-type="float" office:value="1.53048780487805" calcext:value-type="float">
            <text:p>1.530487804878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9" calcext:value-type="float">
            <text:p>0.039</text:p>
          </table:table-cell>
          <table:table-cell office:value-type="float" office:value="0.156" calcext:value-type="float">
            <text:p>0.156</text:p>
          </table:table-cell>
          <table:table-cell office:value-type="float" office:value="0.211" calcext:value-type="float">
            <text:p>0.211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Mistral-7B-v0.3_NO_STAGE2-subject-4.</text:p>
          </table:table-cell>
          <table:table-cell office:value-type="float" office:value="4.84756097560976" calcext:value-type="float">
            <text:p>4.84756097560976</text:p>
          </table:table-cell>
          <table:table-cell office:value-type="float" office:value="1.66463414634146" calcext:value-type="float">
            <text:p>1.6646341463414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3" calcext:value-type="float">
            <text:p>0.163</text:p>
          </table:table-cell>
          <table:table-cell office:value-type="float" office:value="0.237" calcext:value-type="float">
            <text:p>0.237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Mistral-7B-v0.3_NO_STAGE2-subject-5.</text:p>
          </table:table-cell>
          <table:table-cell office:value-type="float" office:value="4.85802469135802" calcext:value-type="float">
            <text:p>4.85802469135802</text:p>
          </table:table-cell>
          <table:table-cell office:value-type="float" office:value="1.49382716049383" calcext:value-type="float">
            <text:p>1.4938271604938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4" calcext:value-type="float">
            <text:p>0.18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59" calcext:value-type="float">
            <text:p>0.159</text:p>
          </table:table-cell>
          <table:table-cell office:value-type="float" office:value="0.221" calcext:value-type="float">
            <text:p>0.221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Mistral-7B-v0.3_NO_STAGE2-subject-6.</text:p>
          </table:table-cell>
          <table:table-cell office:value-type="float" office:value="4.81987577639752" calcext:value-type="float">
            <text:p>4.81987577639752</text:p>
          </table:table-cell>
          <table:table-cell office:value-type="float" office:value="1.49068322981366" calcext:value-type="float">
            <text:p>1.4906832298136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4" calcext:value-type="float">
            <text:p>0.224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Mistral-7B-v0.3_subject-1.</text:p>
          </table:table-cell>
          <table:table-cell office:value-type="float" office:value="4.71165644171779" calcext:value-type="float">
            <text:p>4.71165644171779</text:p>
          </table:table-cell>
          <table:table-cell office:value-type="float" office:value="1.55828220858896" calcext:value-type="float">
            <text:p>1.5582822085889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79" calcext:value-type="float">
            <text:p>0.279</text:p>
          </table:table-cell>
          <table:table-cell office:value-type="float" office:value="0.067" calcext:value-type="float">
            <text:p>0.06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8" calcext:value-type="float">
            <text:p>0.24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Mistral-7B-v0.3_subject-2.</text:p>
          </table:table-cell>
          <table:table-cell office:value-type="float" office:value="4.79754601226994" calcext:value-type="float">
            <text:p>4.79754601226994</text:p>
          </table:table-cell>
          <table:table-cell office:value-type="float" office:value="1.58895705521472" calcext:value-type="float">
            <text:p>1.588957055214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8" calcext:value-type="float">
            <text:p>0.278</text:p>
          </table:table-cell>
          <table:table-cell office:value-type="float" office:value="0.064" calcext:value-type="float">
            <text:p>0.06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4" calcext:value-type="float">
            <text:p>0.234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Mistral-7B-v0.3_subject-3.</text:p>
          </table:table-cell>
          <table:table-cell office:value-type="float" office:value="4.76219512195122" calcext:value-type="float">
            <text:p>4.76219512195122</text:p>
          </table:table-cell>
          <table:table-cell office:value-type="float" office:value="1.54268292682927" calcext:value-type="float">
            <text:p>1.54268292682927</text:p>
          </table:table-cell>
          <table:table-cell office:value-type="float" office:value="0.211" calcext:value-type="float">
            <text:p>0.2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24" calcext:value-type="float">
            <text:p>0.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Mistral-7B-v0.3_subject-4.</text:p>
          </table:table-cell>
          <table:table-cell office:value-type="float" office:value="4.82317073170732" calcext:value-type="float">
            <text:p>4.82317073170732</text:p>
          </table:table-cell>
          <table:table-cell office:value-type="float" office:value="1.64634146341463" calcext:value-type="float">
            <text:p>1.6463414634146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3" calcext:value-type="float">
            <text:p>0.283</text:p>
          </table:table-cell>
          <table:table-cell office:value-type="float" office:value="0.074" calcext:value-type="float">
            <text:p>0.07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8" calcext:value-type="float">
            <text:p>0.25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Mistral-7B-v0.3_subject-5.</text:p>
          </table:table-cell>
          <table:table-cell office:value-type="float" office:value="4.7283950617284" calcext:value-type="float">
            <text:p>4.7283950617284</text:p>
          </table:table-cell>
          <table:table-cell office:value-type="float" office:value="1.62962962962963" calcext:value-type="float">
            <text:p>1.6296296296296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78" calcext:value-type="float">
            <text:p>0.27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5" calcext:value-type="float">
            <text:p>0.235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Mistral-7B-v0.3_subject-6.</text:p>
          </table:table-cell>
          <table:table-cell office:value-type="float" office:value="4.7888198757764" calcext:value-type="float">
            <text:p>4.7888198757764</text:p>
          </table:table-cell>
          <table:table-cell office:value-type="float" office:value="1.50931677018634" calcext:value-type="float">
            <text:p>1.509316770186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6" calcext:value-type="float">
            <text:p>0.2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Qwen2.5-7B-NO_STAGE2-subject-1.</text:p>
          </table:table-cell>
          <table:table-cell office:value-type="float" office:value="4.68711656441718" calcext:value-type="float">
            <text:p>4.68711656441718</text:p>
          </table:table-cell>
          <table:table-cell office:value-type="float" office:value="1.03680981595092" calcext:value-type="float">
            <text:p>1.0368098159509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1" calcext:value-type="float">
            <text:p>0.071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Qwen2.5-7B-NO_STAGE2-subject-2.</text:p>
          </table:table-cell>
          <table:table-cell office:value-type="float" office:value="4.65030674846626" calcext:value-type="float">
            <text:p>4.65030674846626</text:p>
          </table:table-cell>
          <table:table-cell office:value-type="float" office:value="1.01840490797546" calcext:value-type="float">
            <text:p>1.0184049079754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3" calcext:value-type="float">
            <text:p>0.073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Qwen2.5-7B-NO_STAGE2-subject-3.</text:p>
          </table:table-cell>
          <table:table-cell office:value-type="float" office:value="4.62804878048781" calcext:value-type="float">
            <text:p>4.62804878048781</text:p>
          </table:table-cell>
          <table:table-cell office:value-type="float" office:value="1.02439024390244" calcext:value-type="float">
            <text:p>1.0243902439024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2" calcext:value-type="float">
            <text:p>0.072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Qwen2.5-7B-NO_STAGE2-subject-4.</text:p>
          </table:table-cell>
          <table:table-cell office:value-type="float" office:value="4.73780487804878" calcext:value-type="float">
            <text:p>4.73780487804878</text:p>
          </table:table-cell>
          <table:table-cell office:value-type="float" office:value="1.03658536585366" calcext:value-type="float">
            <text:p>1.0365853658536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Qwen2.5-7B-NO_STAGE2-subject-5.</text:p>
          </table:table-cell>
          <table:table-cell office:value-type="float" office:value="4.58641975308642" calcext:value-type="float">
            <text:p>4.58641975308642</text:p>
          </table:table-cell>
          <table:table-cell office:value-type="float" office:value="1.03086419753086" calcext:value-type="float">
            <text:p>1.03086419753086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69" calcext:value-type="float">
            <text:p>0.069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Qwen2.5-7B-NO_STAGE2-subject-6.</text:p>
          </table:table-cell>
          <table:table-cell office:value-type="float" office:value="4.66459627329193" calcext:value-type="float">
            <text:p>4.66459627329193</text:p>
          </table:table-cell>
          <table:table-cell office:value-type="float" office:value="1.03105590062112" calcext:value-type="float">
            <text:p>1.0310559006211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5" calcext:value-type="float">
            <text:p>0.075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string" calcext:value-type="string">
            <text:p>Qwen2.5-7B-subject-1.</text:p>
          </table:table-cell>
          <table:table-cell office:value-type="float" office:value="4.54601226993865" calcext:value-type="float">
            <text:p>4.54601226993865</text:p>
          </table:table-cell>
          <table:table-cell office:value-type="float" office:value="1.2638036809816" calcext:value-type="float">
            <text:p>1.2638036809816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8" calcext:value-type="float">
            <text:p>0.198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Qwen2.5-7B-subject-2.</text:p>
          </table:table-cell>
          <table:table-cell office:value-type="float" office:value="4.50920245398773" calcext:value-type="float">
            <text:p>4.50920245398773</text:p>
          </table:table-cell>
          <table:table-cell office:value-type="float" office:value="1.24539877300613" calcext:value-type="float">
            <text:p>1.2453987730061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201" calcext:value-type="float">
            <text:p>0.201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Qwen2.5-7B-subject-3.</text:p>
          </table:table-cell>
          <table:table-cell office:value-type="float" office:value="4.50609756097561" calcext:value-type="float">
            <text:p>4.50609756097561</text:p>
          </table:table-cell>
          <table:table-cell office:value-type="float" office:value="1.20731707317073" calcext:value-type="float">
            <text:p>1.20731707317073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4" calcext:value-type="float">
            <text:p>0.224</text:p>
          </table:table-cell>
          <table:table-cell office:value-type="float" office:value="0.038" calcext:value-type="float">
            <text:p>0.03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Qwen2.5-7B-subject-4.</text:p>
          </table:table-cell>
          <table:table-cell office:value-type="float" office:value="4.48780487804878" calcext:value-type="float">
            <text:p>4.48780487804878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" calcext:value-type="float">
            <text:p>0.0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Qwen2.5-7B-subject-5.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1.17283950617284" calcext:value-type="float">
            <text:p>1.17283950617284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Qwen2.5-7B-subject-6.</text:p>
          </table:table-cell>
          <table:table-cell office:value-type="float" office:value="4.53416149068323" calcext:value-type="float">
            <text:p>4.53416149068323</text:p>
          </table:table-cell>
          <table:table-cell office:value-type="float" office:value="1.24223602484472" calcext:value-type="float">
            <text:p>1.2422360248447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7" calcext:value-type="float">
            <text:p>0.037</text:p>
          </table:table-cell>
          <table:table-cell office:value-type="float" office:value="0.2" calcext:value-type="float">
            <text:p>0.2</text:p>
          </table:table-cell>
          <table:table-cell office:value-type="float" office:value="0.198" calcext:value-type="float">
            <text:p>0.198</text:p>
          </table:table-cell>
          <table:table-cell office:value-type="float" office:value="0.874" calcext:value-type="float">
            <text:p>0.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09:38:45.134594243</meta:creation-date>
    <dc:date>2024-10-08T09:55:15.247902187</dc:date>
    <meta:editing-duration>PT15M1S</meta:editing-duration>
    <meta:editing-cycles>2</meta:editing-cycles>
    <meta:generator>LibreOffice/7.3.7.2$Linux_X86_64 LibreOffice_project/30$Build-2</meta:generator>
    <meta:document-statistic meta:table-count="1" meta:cell-count="333" meta:object-count="0"/>
  </office:meta>
</office:document-meta>
</file>